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F00000025806EC775.png" manifest:media-type="image/png"/>
  <manifest:file-entry manifest:full-path="Pictures/100002E200000887000004FF98900CB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08cm" draw:marker-start-width="0.32cm" draw:marker-end="Arrow" draw:marker-end-width="0.42cm" draw:fill="none" draw:textarea-horizontal-align="center" draw:textarea-vertical-align="middle" fo:padding-top="0.04cm" fo:padding-bottom="0.04cm" fo:padding-left="0.04cm" fo:padding-right="0.0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kt_20_bez_20_výplně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fo:language="en" fo:country="US"/>
    </style:style>
    <style:style style:name="P3" style:family="paragraph">
      <style:text-properties fo:font-size="18pt" fo:font-weight="bold" style:font-weight-asian="bold" style:font-weight-complex="bold"/>
    </style:style>
    <style:style style:name="T1" style:family="text">
      <style:text-properties fo:font-size="18pt" fo:language="en" fo:country="US" fo:font-weight="bold" style:font-weight-asian="bold" style:font-weight-complex="bold"/>
    </style:style>
    <style:style style:name="T2" style:family="text">
      <style:text-properties fo:font-size="18pt" fo:language="en" fo:country="US"/>
    </style:style>
    <style:style style:name="T3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2" xml:id="id2" draw:id="id2" draw:layer="layout" svg:width="3cm" svg:height="1.5cm" svg:x="2.1cm" svg:y="4.236cm">
          <text:p text:style-name="P1"><text:span text:style-name="T1">PRON</text:span></text:p>
          <text:p text:style-name="P1"><text:span text:style-name="T2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" draw:id="id1" draw:layer="layout" svg:width="3cm" svg:height="1.5cm" svg:x="6.101cm" svg:y="2.537cm">
          <text:p text:style-name="P1"><text:span text:style-name="T1">VERB</text:span></text:p>
          <text:p text:style-name="P1"><text:span text:style-name="T2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3cm" svg:height="1.5cm" svg:x="12.101cm" svg:y="4.237cm">
          <text:p text:style-name="P1"><text:span text:style-name="T1">NOUN</text:span></text:p>
          <text:p text:style-name="P1"><text:span text:style-name="T2">tra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6.101cm" svg:y1="3.287cm" svg:x2="3.6cm" svg:y2="4.236cm" draw:start-shape="id1" draw:start-glue-point="3" draw:end-shape="id2" draw:end-glue-point="0" svg:d="M6101 3287l-2501 949" svg:viewBox="0 0 2502 950">
          <text:p/>
        </draw:connector>
        <draw:connector draw:style-name="gr2" draw:text-style-name="P1" draw:layer="layout" draw:type="line" svg:x1="9.101cm" svg:y1="3.287cm" svg:x2="13.601cm" svg:y2="4.237cm" draw:start-shape="id1" draw:start-glue-point="1" draw:end-shape="id3" draw:end-glue-point="0" svg:d="M9101 3287l4500 950" svg:viewBox="0 0 4501 951">
          <text:p/>
        </draw:connector>
        <draw:frame draw:style-name="gr3" draw:text-style-name="P3" draw:layer="layout" svg:width="2.2cm" svg:height="0.962cm" svg:x="2.901cm" svg:y="2.901cm">
          <draw:text-box>
            <text:p><text:span text:style-name="T3">nsubj</text:span></text:p>
          </draw:text-box>
        </draw:frame>
        <draw:frame draw:style-name="gr3" draw:text-style-name="P3" draw:layer="layout" svg:width="1.459cm" svg:height="0.962cm" svg:x="10.501cm" svg:y="2.801cm">
          <draw:text-box>
            <text:p><text:span text:style-name="T3">obl</text:span></text:p>
          </draw:text-box>
        </draw:frame>
        <draw:frame draw:style-name="gr3" draw:text-style-name="P3" draw:layer="layout" svg:width="1.738cm" svg:height="0.962cm" svg:x="7.601cm" svg:y="1.401cm">
          <draw:text-box>
            <text:p><text:span text:style-name="T3">root</text:span></text:p>
          </draw:text-box>
        </draw:frame>
        <draw:connector draw:style-name="gr2" draw:text-style-name="P1" draw:layer="layout" draw:type="line" svg:x1="7.601cm" svg:y1="1.501cm" svg:x2="7.641cm" svg:y2="2.541cm" svg:d="M7601 1501l40 1040" svg:viewBox="0 0 41 1041">
          <text:p/>
        </draw:connector>
        <draw:frame draw:style-name="gr4" draw:text-style-name="P1" draw:layer="layout" svg:width="2.182cm" svg:height="1.278cm" draw:transform="rotate (-1.5707963267949) translate (8.8cm 10.2cm)">
          <draw:image xlink:href="Pictures/100002E200000887000004FF98900CBD.svg" xlink:type="simple" xlink:show="embed" xlink:actuate="onLoad">
            <text:p/>
          </draw:image>
          <draw:image xlink:href="Pictures/100002010000003F00000025806EC775.png" xlink:type="simple" xlink:show="embed" xlink:actuate="onLoad"/>
        </draw:frame>
        <draw:custom-shape draw:style-name="gr1" draw:text-style-name="P2" xml:id="id4" draw:id="id4" draw:layer="layout" svg:width="3cm" svg:height="1.5cm" svg:x="8.902cm" svg:y="7.038cm">
          <text:p text:style-name="P1"><text:span text:style-name="T1">ADP</text:span></text:p>
          <text:p text:style-name="P1"><text:span text:style-name="T2">b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3.601cm" svg:y1="5.737cm" svg:x2="10.402cm" svg:y2="7.038cm" draw:start-shape="id3" draw:start-glue-point="2" draw:end-shape="id4" draw:end-glue-point="0" svg:d="M13601 5737l-3199 1301" svg:viewBox="0 0 3200 1302">
          <text:p/>
        </draw:connector>
        <draw:frame draw:style-name="gr3" draw:text-style-name="P3" draw:layer="layout" svg:width="1.907cm" svg:height="0.962cm" svg:x="10.302cm" svg:y="5.501cm">
          <draw:text-box>
            <text:p><text:span text:style-name="T3">case</text:span></text:p>
          </draw:text-box>
        </draw:frame>
        <draw:custom-shape draw:style-name="gr1" draw:text-style-name="P2" xml:id="id6" draw:id="id6" draw:layer="layout" svg:width="3cm" svg:height="1.5cm" svg:x="2.101cm" svg:y="17.238cm">
          <text:p text:style-name="P1"><text:span text:style-name="T1">PRON</text:span></text:p>
          <text:p text:style-name="P1"><text:span text:style-name="T2">I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3cm" svg:height="1.5cm" svg:x="6.102cm" svg:y="15.539cm">
          <text:p text:style-name="P1"><text:span text:style-name="T1">VERB</text:span></text:p>
          <text:p text:style-name="P1"><text:span text:style-name="T2">fahr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7" draw:id="id7" draw:layer="layout" svg:width="3cm" svg:height="1.5cm" svg:x="12.102cm" svg:y="17.239cm">
          <text:p text:style-name="P1"><text:span text:style-name="T1">NOUN</text:span></text:p>
          <text:p text:style-name="P1"><text:span text:style-name="T2">Zu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6.102cm" svg:y1="16.289cm" svg:x2="3.601cm" svg:y2="17.238cm" draw:start-shape="id5" draw:start-glue-point="3" draw:end-shape="id6" draw:end-glue-point="0" svg:d="M6102 16289l-2501 949" svg:viewBox="0 0 2502 950">
          <text:p/>
        </draw:connector>
        <draw:connector draw:style-name="gr2" draw:text-style-name="P1" draw:layer="layout" draw:type="line" svg:x1="9.102cm" svg:y1="16.289cm" svg:x2="13.602cm" svg:y2="17.239cm" draw:start-shape="id5" draw:start-glue-point="1" draw:end-shape="id7" draw:end-glue-point="0" svg:d="M9102 16289l4500 950" svg:viewBox="0 0 4501 951">
          <text:p/>
        </draw:connector>
        <draw:frame draw:style-name="gr3" draw:text-style-name="P3" draw:layer="layout" svg:width="2.2cm" svg:height="0.962cm" svg:x="2.902cm" svg:y="15.903cm">
          <draw:text-box>
            <text:p><text:span text:style-name="T3">nsubj</text:span></text:p>
          </draw:text-box>
        </draw:frame>
        <draw:frame draw:style-name="gr3" draw:text-style-name="P3" draw:layer="layout" svg:width="1.459cm" svg:height="0.962cm" svg:x="10.502cm" svg:y="15.803cm">
          <draw:text-box>
            <text:p><text:span text:style-name="T3">obl</text:span></text:p>
          </draw:text-box>
        </draw:frame>
        <draw:frame draw:style-name="gr3" draw:text-style-name="P3" draw:layer="layout" svg:width="1.738cm" svg:height="0.962cm" svg:x="7.602cm" svg:y="14.403cm">
          <draw:text-box>
            <text:p><text:span text:style-name="T3">root</text:span></text:p>
          </draw:text-box>
        </draw:frame>
        <draw:connector draw:style-name="gr2" draw:text-style-name="P1" draw:layer="layout" draw:type="line" svg:x1="7.602cm" svg:y1="14.503cm" svg:x2="7.642cm" svg:y2="15.543cm" svg:d="M7602 14503l40 1040" svg:viewBox="0 0 41 1041">
          <text:p/>
        </draw:connector>
        <draw:custom-shape draw:style-name="gr1" draw:text-style-name="P2" xml:id="id8" draw:id="id8" draw:layer="layout" svg:width="3cm" svg:height="1.5cm" svg:x="8.903cm" svg:y="20.04cm">
          <text:p text:style-name="P1"><text:span text:style-name="T1">ADP</text:span></text:p>
          <text:p text:style-name="P1"><text:span text:style-name="T2">v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3.602cm" svg:y1="18.739cm" svg:x2="10.403cm" svg:y2="20.04cm" draw:start-shape="id7" draw:start-glue-point="2" draw:end-shape="id8" draw:end-glue-point="0" svg:d="M13602 18739l-3199 1301" svg:viewBox="0 0 3200 1302">
          <text:p/>
        </draw:connector>
        <draw:frame draw:style-name="gr3" draw:text-style-name="P3" draw:layer="layout" svg:width="1.907cm" svg:height="0.962cm" svg:x="10.303cm" svg:y="18.503cm">
          <draw:text-box>
            <text:p><text:span text:style-name="T3">cas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8T01:30:55.012340773</meta:creation-date>
    <dc:date>2018-10-18T01:44:09.386880741</dc:date>
    <meta:editing-duration>P0D</meta:editing-duration>
    <meta:editing-cycles>1</meta:editing-cycles>
    <meta:document-statistic meta:object-count="25"/>
    <meta:generator>LibreOffice/4.2.8.2$Linux_X86_64 LibreOffice_project/420m0$Build-2</meta:generator>
  </office:meta>
</office:document-meta>
</file>